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+" svg:font-family="C+"/>
    <style:font-face style:name="Co+" svg:font-family="Co+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35ff7" officeooo:paragraph-rsid="00035ff7"/>
    </style:style>
    <style:style style:name="P2" style:family="paragraph" style:parent-style-name="Standard" style:list-style-name="L1">
      <style:paragraph-properties fo:text-align="justify" style:justify-single-word="false"/>
      <style:text-properties style:text-underline-style="none" officeooo:rsid="000542a4" officeooo:paragraph-rsid="000542a4"/>
    </style:style>
    <style:style style:name="P3" style:family="paragraph" style:parent-style-name="Standard" style:list-style-name="L1">
      <style:paragraph-properties fo:text-align="justify" style:justify-single-word="false"/>
      <style:text-properties style:text-underline-style="none" officeooo:rsid="00061485" officeooo:paragraph-rsid="00061485"/>
    </style:style>
    <style:style style:name="P4" style:family="paragraph" style:parent-style-name="Standard" style:list-style-name="L1">
      <style:paragraph-properties fo:text-align="justify" style:justify-single-word="false"/>
      <style:text-properties style:text-underline-style="none" officeooo:rsid="00061485" officeooo:paragraph-rsid="000d4ad8"/>
    </style:style>
    <style:style style:name="P5" style:family="paragraph" style:parent-style-name="Standard" style:list-style-name="L1">
      <style:paragraph-properties fo:text-align="justify" style:justify-single-word="false"/>
      <style:text-properties style:text-underline-style="none" officeooo:rsid="00061485" officeooo:paragraph-rsid="000ed5fe"/>
    </style:style>
    <style:style style:name="P6" style:family="paragraph" style:parent-style-name="Standard" style:list-style-name="L1">
      <style:paragraph-properties fo:text-align="justify" style:justify-single-word="false"/>
      <style:text-properties style:text-underline-style="none" officeooo:rsid="000c7f6b" officeooo:paragraph-rsid="000c7f6b"/>
    </style:style>
    <style:style style:name="P7" style:family="paragraph" style:parent-style-name="Standard" style:list-style-name="L1">
      <style:paragraph-properties fo:text-align="justify" style:justify-single-word="false"/>
      <style:text-properties style:text-underline-style="none" officeooo:rsid="000ed5fe" officeooo:paragraph-rsid="000ed5fe"/>
    </style:style>
    <style:style style:name="P8" style:family="paragraph" style:parent-style-name="Standard" style:list-style-name="L1">
      <style:paragraph-properties fo:text-align="justify" style:justify-single-word="false"/>
      <style:text-properties style:text-underline-style="none" officeooo:rsid="0011244e" officeooo:paragraph-rsid="0011244e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Courier New" fo:font-size="10pt" style:text-underline-style="none" officeooo:rsid="000d4ad8" officeooo:paragraph-rsid="000d4ad8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0d4ad8" officeooo:paragraph-rsid="000d4ad8" style:font-size-asian="10pt" style:font-size-complex="10pt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Courier New" fo:font-size="10pt" style:text-underline-style="none" officeooo:rsid="000ed5fe" officeooo:paragraph-rsid="000ed5fe" style:font-size-asian="10pt" style:font-size-complex="10pt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Courier New" fo:font-size="10pt" style:text-underline-style="none" officeooo:rsid="00101668" officeooo:paragraph-rsid="00101668" style:font-size-asian="10pt" style:font-size-complex="10pt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Courier New" fo:font-size="10pt" style:text-underline-style="none" officeooo:rsid="0011244e" officeooo:paragraph-rsid="0011244e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13696b" officeooo:paragraph-rsid="0013696b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13696b" officeooo:paragraph-rsid="00146a79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13696b" officeooo:paragraph-rsid="001a77a1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13696b" officeooo:paragraph-rsid="001df1d5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1af8b5" officeooo:paragraph-rsid="001af8b5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1c22e7" officeooo:paragraph-rsid="001c22e7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1ca0c5" officeooo:paragraph-rsid="001ca0c5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1cb5ac" officeooo:paragraph-rsid="001cb5ac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1df1d5" officeooo:paragraph-rsid="001df1d5" style:font-size-asian="10pt" style:font-size-complex="10pt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Courier New" fo:font-size="10pt" style:text-underline-style="none" officeooo:rsid="0022627a" officeooo:paragraph-rsid="0022627a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22cf5f" officeooo:paragraph-rsid="0027f6c8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27f6c8" officeooo:paragraph-rsid="0027f6c8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29723a" officeooo:paragraph-rsid="0029723a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2b5ba2" officeooo:paragraph-rsid="002b5ba2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2da334" officeooo:paragraph-rsid="002da334" style:font-size-asian="10pt" style:font-size-complex="10pt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Liberation Serif" fo:font-size="10pt" style:text-underline-style="none" officeooo:rsid="0012fbac" officeooo:paragraph-rsid="0012fbac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0pt" style:text-underline-style="none" officeooo:rsid="0013696b" officeooo:paragraph-rsid="0013696b" style:font-size-asian="10pt" style:font-size-complex="10pt"/>
    </style:style>
    <style:style style:name="T1" style:family="text">
      <style:text-properties officeooo:rsid="00078831"/>
    </style:style>
    <style:style style:name="T2" style:family="text">
      <style:text-properties officeooo:rsid="000ed5fe"/>
    </style:style>
    <style:style style:name="T3" style:family="text">
      <style:text-properties style:font-name="Courier New"/>
    </style:style>
    <style:style style:name="T4" style:family="text">
      <style:text-properties style:font-name="Courier New" fo:font-size="10pt" style:font-size-asian="10pt" style:font-size-complex="10pt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3696b" style:font-size-asian="10.5pt" style:font-size-complex="12pt"/>
    </style:style>
    <style:style style:name="T7" style:family="text">
      <style:text-properties fo:font-size="12pt" officeooo:rsid="001df1d5" style:font-size-asian="10.5pt" style:font-size-complex="12pt"/>
    </style:style>
    <style:style style:name="T8" style:family="text">
      <style:text-properties style:font-name="Liberation Serif" fo:font-size="12pt" style:font-size-asian="10.5pt" style:font-size-complex="12pt"/>
    </style:style>
    <style:style style:name="T9" style:family="text">
      <style:text-properties style:font-name="Liberation Serif" fo:font-size="12pt" officeooo:rsid="00146a79" style:font-size-asian="10.5pt" style:font-size-complex="12pt"/>
    </style:style>
    <style:style style:name="T10" style:family="text">
      <style:text-properties style:font-name="Liberation Serif" fo:font-size="12pt" officeooo:rsid="0014d07e" style:font-size-asian="10.5pt" style:font-size-complex="12pt"/>
    </style:style>
    <style:style style:name="T11" style:family="text">
      <style:text-properties style:font-name="Liberation Serif" fo:font-size="12pt" officeooo:rsid="00155e50" style:font-size-asian="10.5pt" style:font-size-complex="12pt"/>
    </style:style>
    <style:style style:name="T12" style:family="text">
      <style:text-properties style:font-name="Liberation Serif" fo:font-size="12pt" officeooo:rsid="0017a6fb" style:font-size-asian="10.5pt" style:font-size-complex="12pt"/>
    </style:style>
    <style:style style:name="T13" style:family="text">
      <style:text-properties style:font-name="Liberation Serif" fo:font-size="12pt" officeooo:rsid="00188bc2" style:font-size-asian="10.5pt" style:font-size-complex="12pt"/>
    </style:style>
    <style:style style:name="T14" style:family="text">
      <style:text-properties style:font-name="Liberation Serif" fo:font-size="12pt" officeooo:rsid="001ca0c5" style:font-size-asian="10.5pt" style:font-size-complex="12pt"/>
    </style:style>
    <style:style style:name="T15" style:family="text">
      <style:text-properties style:font-name="Liberation Serif" fo:font-size="12pt" officeooo:rsid="001df1d5" style:font-size-asian="10.5pt" style:font-size-complex="12pt"/>
    </style:style>
    <style:style style:name="T16" style:family="text">
      <style:text-properties style:font-name="Liberation Serif" fo:font-size="12pt" officeooo:rsid="001f5cde" style:font-size-asian="10.5pt" style:font-size-complex="12pt"/>
    </style:style>
    <style:style style:name="T17" style:family="text">
      <style:text-properties style:font-name="Liberation Serif" fo:font-size="12pt" officeooo:rsid="002088bb" style:font-size-asian="10.5pt" style:font-size-complex="12pt"/>
    </style:style>
    <style:style style:name="T18" style:family="text">
      <style:text-properties style:font-name="Liberation Serif" fo:font-size="12pt" officeooo:rsid="0021247f" style:font-size-asian="10.5pt" style:font-size-complex="12pt"/>
    </style:style>
    <style:style style:name="T19" style:family="text">
      <style:text-properties style:font-name="Liberation Serif" fo:font-size="12pt" officeooo:rsid="002481d0" style:font-size-asian="10.5pt" style:font-size-complex="12pt"/>
    </style:style>
    <style:style style:name="T20" style:family="text">
      <style:text-properties style:font-name="Liberation Serif" fo:font-size="12pt" officeooo:rsid="0027f6c8" style:font-size-asian="10.5pt" style:font-size-complex="12pt"/>
    </style:style>
    <style:style style:name="T21" style:family="text">
      <style:text-properties style:font-name="Liberation Serif" fo:font-size="12pt" officeooo:rsid="002cda89" style:font-size-asian="10.5pt" style:font-size-complex="12pt"/>
    </style:style>
    <style:style style:name="T22" style:family="text">
      <style:text-properties style:font-name="Liberation Serif" fo:font-size="12pt" officeooo:rsid="002eb117" style:font-size-asian="10.5pt" style:font-size-complex="12pt"/>
    </style:style>
    <style:style style:name="T23" style:family="text">
      <style:text-properties officeooo:rsid="001cb5ac"/>
    </style:style>
    <style:style style:name="T24" style:family="text">
      <style:text-properties officeooo:rsid="001df1d5"/>
    </style:style>
    <style:style style:name="T25" style:family="text">
      <style:text-properties officeooo:rsid="002972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Explicación de la práctica</text:p>
      <text:list xml:id="list214627295872503155" text:style-name="L1">
        <text:list-item>
          <text:p text:style-name="P2">Analizador léxico:</text:p>
          <text:p text:style-name="P5">Primero definimos las expresiones regulares para las palabras reservadas del lenguaje para darle prioridad sobre la expresi<text:span text:style-name="T1">ón</text:span> regular usada para reconocer identificadores <text:span text:style-name="T1">(pues esta englobaría también a las palabras clave como main, if…). Luego tenemos expresiones regulares para números, y cadenas entrecomilladas (que ponemos a continuación). </text:span></text:p>
          <text:p text:style-name="P11">\"([^"\r\n]|\\\")*\" </text:p>
          <text:p text:style-name="P5"><text:span text:style-name="T2">Como las cadenas entrecomilladas no pueden ser multilínea, tenemos también una expresión que reconoce cuando se abre comillas y se llega a fin de línea para avisar del error. </text:span></text:p>
          <text:p text:style-name="P7"><text:span text:style-name="T4">\"([^"\r\n]|\\\")*$</text:span><text:tab/></text:p>
          <text:p text:style-name="P5"><text:span text:style-name="T1">Los comentarios, los espacios, tabuladores y saltos de línea los ignoramos. </text:span></text:p>
          <text:p text:style-name="P4"><text:span text:style-name="T1">Los comentarios multilínea los reconocemos usando una condición de arranque exclusiva (que se inicia cuando se reconoce “/*” y se vuelve al estado original cuando se reconoce “*/”). El codigo es el siguiente:</text:span></text:p>
          <text:p text:style-name="P9">"/*"<text:tab/>{ comienzo_comentario=yylineno; BEGIN(comentario); yymore();}</text:p>
        </text:list-item>
      </text:list>
      <text:p text:style-name="P10"><text:tab/>&lt;comentario&gt;"/*"([^*]|[*]+[^*/])*[*]+"/" { yymore(); }</text:p>
      <text:p text:style-name="P10"><text:tab/>&lt;comentario&gt;[*]+"/" <text:s/>{ BEGIN(INITIAL); }</text:p>
      <text:p text:style-name="P10"><text:tab/>&lt;comentario&gt;&lt;&lt;EOF&gt;&gt; { printf("*** COMENTARIO SIN CERRAR (abierto en la <text:tab/><text:tab/>linea %d) ***\n",comienzo_comentario); return 0; }</text:p>
      <text:list xml:id="list135313970956256" text:continue-numbering="true" text:style-name="L1">
        <text:list-header>
          <text:p text:style-name="P4"><text:span text:style-name="T1">Por último tenemos una expresión regular que reconoce cualquier tipo de carácter no permitidos en el lenguaje y retorna un error.</text:span></text:p>
          <text:p text:style-name="P12">[^a-zA-Z0-9,*_";+/=(){} \t\n\r-]+</text:p>
          <text:p text:style-name="P3"/>
        </text:list-header>
        <text:list-item>
          <text:p text:style-name="P6">Analizador sintáctico:</text:p>
          <text:p text:style-name="P8">Modificamos la gramática del enunciado para añadir la sentencia DO WHILE <text:span text:style-name="T23">y algunas derivaciones de error</text:span>:</text:p>
          <text:p text:style-name="P13">statement: DO statement WHILE APAR expression CPAR;</text:p>
          <text:p text:style-name="P29"><text:span text:style-name="T5">La gramática es ambigua por las </text:span><text:span text:style-name="T6">reglas de derivación </text:span><text:span text:style-name="T7">de if-else y del tipo E→E+E, E→E*E…:</text:span></text:p>
        </text:list-item>
      </text:list>
      <text:p text:style-name="P30"><text:span text:style-name="T5"><text:tab/></text:span><text:span text:style-name="T3">statement: IF APAR expression CPAR statement ELSE statement </text:span></text:p>
      <text:p text:style-name="P14"><text:tab/>| <text:tab/>IF APAR expression CPAR statement ;</text:p>
      <text:p text:style-name="P17"><text:tab/> <text:span text:style-name="T24">expression:<text:tab/><text:tab/>expression MAS expression</text:span></text:p>
      <text:p text:style-name="P17"><text:span text:style-name="T24"><text:tab/>|<text:tab/>expression POR expression </text:span></text:p>
      <text:p text:style-name="P16"><text:span text:style-name="T9"><text:tab/></text:span><text:span text:style-name="T16">Las if-else</text:span><text:span text:style-name="T8"> </text:span><text:span text:style-name="T9">provocan un conflicto desplazamiento/reducción </text:span><text:span text:style-name="T10">que se resuelve eligiendo siempre desplazar <text:s/>(bison lo hace por defecto, </text:span><text:span text:style-name="T12">así que no tenemos que definir precedencia de forma explícita</text:span><text:span text:style-name="T10">).</text:span><text:span text:style-name="T13"> Declarando</text:span><text:span text:style-name="T10"> %expe</text:span><text:span text:style-name="T11">ct 1 hacemos que bison no nos avise cuando solo hay un conflicto.</text:span></text:p>
      <text:p text:style-name="P18"><text:span text:style-name="T8"><text:tab/></text:span><text:span text:style-name="T17">L</text:span><text:span text:style-name="T18">os conflictos por</text:span><text:span text:style-name="T17"> derivaciones de expresión se resuelven definiendo precedencia y asociatividad </text:span><text:span text:style-name="T8"><text:s/></text:span><text:span text:style-name="T17">de los operadores</text:span><text:span text:style-name="T8">; así como la precedencia del signo negativo (el menos unario), que debe ser la mayor. </text:span></text:p>
      <text:p text:style-name="P19">%left MAS MENOS </text:p>
      <text:p text:style-name="P19">%left POR ENTRE<text:tab/></text:p>
      <text:p text:style-name="P19">%nonassoc UMENOS</text:p>
      <text:p text:style-name="P19"><text:span text:style-name="T8"/></text:p>
      <text:p text:style-name="P19"><text:span text:style-name="T8">En Bison, la prioridad va de menos a más según el orden en que aparezcan y, además, con %left se define asociatividad por la izquierda. </text:span><text:span text:style-name="T14">Para el menos unario, no hemos definido en realidad un token distinto, sino que utilizamos el token MENOS, pero dándole la precedencia del auxiliar UMENOS:</text:span></text:p>
      <text:p text:style-name="P20">MENOS expression %prec UMENOS</text:p>
      <text:p text:style-name="P20"/>
      <text:p text:style-name="P21"><text:span text:style-name="T8">Para el tratamiento de errores sintácticos hemos definido </text:span><text:span text:style-name="T15">al final de algunas sentencias unas salidas de error como:</text:span></text:p>
      <text:p text:style-name="P22">statement: | <text:tab/>error CLLAVE { num_errores++;} </text:p>
      <text:p text:style-name="P22"><text:tab/><text:tab/>| <text:tab/>error PTOCOMA { num_errores++;}</text:p>
      <text:p text:style-name="P22"><text:span text:style-name="T8"/></text:p>
      <text:p text:style-name="P22"><text:span text:style-name="T8">Además de la función de Bison yyerror que hemos especificado que nos muestre por pantalla un mensaje de error con la línea del error y el tipo.</text:span></text:p>
      <text:list xml:id="list1637748448114455267" text:style-name="L2">
        <text:list-item>
          <text:p text:style-name="P23"><text:soft-page-break/><text:span text:style-name="T8">Semántico:</text:span></text:p>
        </text:list-item>
      </text:list>
      <text:p text:style-name="P24"><text:span text:style-name="T8">Para la comprobación de variables hemos utilizado una lista (la llamamos listaVar) como diccionario de tipos en la que registramos todas las variables declaradas y su tipo (VAR</text:span><text:span text:style-name="T19">=1</text:span><text:span text:style-name="T8"> o LET</text:span><text:span text:style-name="T19">=0</text:span><text:span text:style-name="T8">). </text:span></text:p>
      <text:p text:style-name="P24"><text:span text:style-name="T8"><text:tab/></text:span><text:span text:style-name="T20">Para insertar la variable con el tipo adecuado usamos una variable global en minic.y, que se actualiza en una acción incrustada en las derivaciones y guarda el tipo de la variable si se encuentra:</text:span></text:p>
      <text:p text:style-name="P25">declarations:<text:tab/>declarations VAR {tipo=1;} identifier_list PTOCOMA{}</text:p>
      <text:p text:style-name="P25"><text:tab/>|<text:tab/>declarations LET {tipo=0;} identifier_list PTOCOMA {}</text:p>
      <text:p text:style-name="P25"><text:span text:style-name="T8"/></text:p>
      <text:p text:style-name="P26"><text:span text:style-name="T8">De este modo, al definir variables (que se hace derivando identifier_list), sabemos de qué tipo serán y se insertan en la lista del siguiente modo:</text:span></text:p>
      <text:p text:style-name="P26">asig:<text:tab/>ID {</text:p>
      <text:p text:style-name="P26"><text:tab/><text:tab/>if(consultarTipoVar(lVar,$1)!=-1){</text:p>
      <text:p text:style-name="P26"><text:tab/><text:tab/><text:tab/>snprintf(bufErr,128,"La variable %s ya ha sido <text:tab/>declarada",$1);</text:p>
      <text:p text:style-name="P26"><text:tab/><text:tab/><text:tab/>yyerror(bufErr);<text:tab/><text:tab/><text:tab/></text:p>
      <text:p text:style-name="P26"><text:tab/><text:tab/><text:tab/>num_errores++;</text:p>
      <text:p text:style-name="P26"><text:tab/><text:tab/>}<text:tab/><text:tab/><text:tab/></text:p>
      <text:p text:style-name="P26"><text:tab/><text:tab/>else </text:p>
      <text:p text:style-name="P26"><text:tab/><text:tab/><text:tab/>insertarVar(&amp;lVar,$1,tipo);</text:p>
      <text:p text:style-name="P20"><text:tab/><text:tab/><text:span text:style-name="T25">}</text:span></text:p>
      <text:p text:style-name="P27"><text:span text:style-name="T8">ConsultarTipoVar devuelve -1 si no estaba la variable en la lista </text:span><text:span text:style-name="T22">o el tipo de la variable si lo estaba</text:span><text:span text:style-name="T8">, es decir, en cualquier otro caso la variable ya había sido declarada e insertada en la lista y, por tanto, es un error. </text:span><text:span text:style-name="T21">Si no hay error, se inserta con el tipo adecuado.</text:span></text:p>
      <text:p text:style-name="P28"><text:span text:style-name="T21">E</text:span><text:span text:style-name="T8">sa misma función la utilizaremos al comprobar si una variable se puede modificar, o de otro modo, no es de tipo LET.</text:span></text:p>
      <text:p text:style-name="P28"><text:span text:style-name="T8"/></text:p>
      <text:p text:style-name="P28">statement:<text:tab/>ID IGUAL expression PTOCOMA { </text:p>
      <text:p text:style-name="P28"><text:tab/><text:tab/><text:tab/><text:tab/><text:tab/><text:tab/><text:tab/><text:tab/><text:tab/><text:tab/><text:tab/><text:tab/><text:tab/><text:tab/><text:tab/><text:tab/>if(consultarTipoVar(lVar,$1)==-1){</text:p>
      <text:p text:style-name="P28"><text:tab/><text:tab/><text:tab/><text:tab/><text:tab/><text:tab/><text:tab/><text:tab/><text:tab/><text:tab/><text:tab/><text:tab/><text:tab/><text:tab/><text:tab/><text:tab/><text:tab/>snprintf(bufErr,128,"La variable %s no ha sido declarada",$1);<text:tab/><text:tab/><text:tab/><text:tab/><text:tab/><text:tab/><text:tab/><text:tab/><text:tab/><text:tab/><text:tab/><text:tab/><text:tab/><text:tab/><text:tab/>yyerror(bufErr);<text:tab/><text:tab/><text:tab/><text:tab/><text:tab/><text:tab/><text:tab/><text:tab/><text:tab/><text:tab/><text:tab/>num_errores++;</text:p>
      <text:p text:style-name="P28"><text:tab/><text:tab/><text:tab/><text:tab/><text:tab/><text:tab/><text:tab/><text:tab/><text:tab/><text:tab/><text:tab/><text:tab/>}<text:tab/></text:p>
      <text:p text:style-name="P28"><text:tab/><text:tab/><text:tab/><text:tab/>else if(consultarTipoVar(lVar,$1)==0){</text:p>
      <text:p text:style-name="P28"><text:tab/><text:tab/><text:tab/><text:tab/><text:tab/><text:tab/><text:tab/><text:tab/><text:tab/><text:tab/><text:tab/><text:tab/><text:tab/><text:tab/><text:tab/><text:tab/><text:tab/>snprintf(bufErr,128,"La variable %s se declaró como constante",$1);</text:p>
      <text:p text:style-name="P28"><text:tab/><text:tab/><text:tab/><text:tab/><text:tab/><text:tab/><text:tab/><text:tab/><text:tab/><text:tab/><text:tab/><text:tab/><text:tab/><text:tab/><text:tab/><text:tab/><text:tab/>yyerror(bufErr);</text:p>
      <text:p text:style-name="P28"><text:tab/><text:tab/><text:tab/><text:tab/><text:tab/><text:tab/><text:tab/><text:tab/><text:tab/><text:tab/><text:tab/><text:tab/><text:tab/><text:tab/><text:tab/><text:tab/><text:tab/>num_errores++;<text:tab/><text:tab/><text:tab/><text:tab/><text:tab/><text:tab/><text:tab/><text:tab/><text:tab/><text:tab/><text:tab/>}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15"><text:soft-page-break/><text:span text:style-name="T11"><text:tab/></text:span></text:p>
      <text:p text:style-name="P15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+" svg:font-family="C+"/>
    <style:font-face style:name="Co+" svg:font-family="Co+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2:20:18.883865187</meta:creation-date>
    <dc:date>2017-05-16T13:53:13.449466544</dc:date>
    <meta:editing-duration>PT1H21M43S</meta:editing-duration>
    <meta:editing-cycles>44</meta:editing-cycles>
    <meta:generator>LibreOffice/5.1.4.2$Linux_X86_64 LibreOffice_project/10m0$Build-2</meta:generator>
    <meta:document-statistic meta:table-count="0" meta:image-count="0" meta:object-count="0" meta:page-count="3" meta:paragraph-count="60" meta:word-count="671" meta:character-count="4675" meta:non-whitespace-character-count="3878"/>
  </office:meta>
</office:document-meta>
</file>